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Zejoe</text:p>
          </table:table-cell>
          <table:table-cell office:value-type="string">
            <text:p>Zejoe</text:p>
          </table:table-cell>
          <table:table-cell office:value-type="string">
            <text:p>418</text:p>
          </table:table-cell>
        </table:table-row>
        <table:table-row>
          <table:table-cell office:value-type="string">
            <text:p>Plags</text:p>
          </table:table-cell>
          <table:table-cell office:value-type="string">
            <text:p>Plags</text:p>
          </table:table-cell>
          <table:table-cell office:value-type="string">
            <text:p>60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60</text:p>
          </table:table-cell>
        </table:table-row>
        <table:table-row>
          <table:table-cell office:value-type="string">
            <text:p>PTF</text:p>
          </table:table-cell>
          <table:table-cell office:value-type="string">
            <text:p>PTF</text:p>
          </table:table-cell>
          <table:table-cell office:value-type="string">
            <text:p>59</text:p>
          </table:table-cell>
        </table:table-row>
        <table:table-row>
          <table:table-cell office:value-type="string">
            <text:p>Jeanjarjar</text:p>
          </table:table-cell>
          <table:table-cell office:value-type="string">
            <text:p>Jeanjarjar</text:p>
          </table:table-cell>
          <table:table-cell office:value-type="string">
            <text:p>59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59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string">
            <text:p>57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57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string">
            <text:p>54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float" office:value="51">
            <text:p>5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meta>
    <meta:generator>ODFPY/1.4.1</meta:generator>
  </office:meta>
</office:document-meta>
</file>